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ice geht ins Wunderla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mina Kehl</meta:initial-creator>
    <meta:creation-date>2016-04-21T21:30:42</meta:creation-date>
    <meta:document-statistic meta:table-count="0" meta:image-count="0" meta:object-count="0" meta:page-count="1" meta:paragraph-count="1" meta:word-count="4" meta:character-count="25"/>
    <dc:date>2016-04-21T21:31:21</dc:date>
    <dc:creator>Romina Kehl</dc:creator>
    <meta:editing-duration>PT42S</meta:editing-duration>
    <meta:editing-cycles>1</meta:editing-cycles>
    <meta:generator>OpenOffice/4.1.0$Unix OpenOffice.org_project/410m18$Build-9764</meta:generator>
  </office:meta>
</office:document-meta>
</file>